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3A0000039C83C396456CEE700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.96cm" svg:y="-1cm" svg:width="15.081cm" svg:height="24.448cm" draw:z-index="0"><draw:image xlink:href="Pictures/100000000000023A0000039C83C396456CEE700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12T11:18:39.547804945</meta:creation-date>
    <dc:date>2023-05-12T11:19:15.076995368</dc:date>
    <meta:editing-duration>PT36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